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7" style:family="table-cell">
      <style:table-cell-properties style:vertical-align="top" fo:padding="0.097cm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97cm" fo:border="none" style:writing-mode="lr-tb"/>
    </style:style>
    <style:style style:name="Table1.B2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Title">
      <style:text-properties fo:font-size="9pt" style:font-size-asian="7.84999990463257pt" style:font-size-complex="9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" style:family="paragraph" style:parent-style-name="CV_20_Table_20_Sub-Title">
      <style:text-properties officeooo:paragraph-rsid="017c4ff7"/>
    </style:style>
    <style:style style:name="P6" style:family="paragraph" style:parent-style-name="CV_20_Table_20_Sub-Title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1" style:family="paragraph" style:parent-style-name="CV_20_Table_20_Sub-Title">
      <style:text-properties fo:color="#000000" loext:opacity="100%" style:font-name="Candara" fo:font-size="8pt" fo:language="en" fo:country="US" fo:font-style="normal" fo:font-weight="normal" officeooo:rsid="0176454b" officeooo:paragraph-rsid="019a1b0a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style:use-window-font-color="true" loext:opacity="0%" fo:font-size="9pt" fo:language="en" fo:country="US" style:letter-kerning="true" style:font-name-asian="DejaVu Sans" style:font-size-asian="9pt" style:language-asian="zxx" style:country-asian="none" style:font-name-complex="DejaVu Sans" style:font-size-complex="9pt" style:language-complex="zxx" style:country-complex="none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5" style:family="paragraph" style:parent-style-name="CV_20_Table_20_Entry">
      <style:text-properties officeooo:paragraph-rsid="018aa914"/>
    </style:style>
    <style:style style:name="P16" style:family="paragraph" style:parent-style-name="CV_20_Table_20_Entry">
      <style:text-properties officeooo:paragraph-rsid="018d53bd"/>
    </style:style>
    <style:style style:name="P17" style:family="paragraph" style:parent-style-name="CV_20_Table_20_Entry">
      <style:text-properties fo:language="en" fo:country="US" officeooo:rsid="018fdd69" officeooo:paragraph-rsid="018fdd69" style:language-asian="zxx" style:country-asian="none" style:language-complex="zxx" style:country-complex="none"/>
    </style:style>
    <style:style style:name="P18" style:family="paragraph" style:parent-style-name="CV_20_Table_20_Entry">
      <style:text-properties officeooo:rsid="01828d65" officeooo:paragraph-rsid="01964794"/>
    </style:style>
    <style:style style:name="P19" style:family="paragraph" style:parent-style-name="CV_20_Table_20_Entry">
      <style:text-properties officeooo:rsid="01978743" officeooo:paragraph-rsid="01978743"/>
    </style:style>
    <style:style style:name="P20" style:family="paragraph" style:parent-style-name="CV_20_Table_20_Entry">
      <style:text-properties officeooo:paragraph-rsid="018fdd69"/>
    </style:style>
    <style:style style:name="P21" style:family="paragraph" style:parent-style-name="CV_20_Table_20_Sub-Title">
      <style:text-properties officeooo:rsid="019a1b0a" officeooo:paragraph-rsid="019a1b0a"/>
    </style:style>
    <style:style style:name="P22" style:family="paragraph" style:parent-style-name="CV_20_Table_20_Entry">
      <style:text-properties officeooo:rsid="019eff06" officeooo:paragraph-rsid="019eff06"/>
    </style:style>
    <style:style style:name="P23" style:family="paragraph" style:parent-style-name="CV_20_Table_20_Entry">
      <style:text-properties officeooo:rsid="019f9519" officeooo:paragraph-rsid="019f9519"/>
    </style:style>
    <style:style style:name="P24" style:family="paragraph" style:parent-style-name="CV_20_Table_20_Sub-Title">
      <style:text-properties fo:font-weight="normal" officeooo:rsid="00641b00" style:font-weight-asian="normal" style:font-weight-complex="normal"/>
    </style:style>
    <style:style style:name="P25" style:family="paragraph" style:parent-style-name="CV_20_Table_20_Entry">
      <style:text-properties officeooo:rsid="019f9ef2" officeooo:paragraph-rsid="019f9ef2"/>
    </style:style>
    <style:style style:name="P26" style:family="paragraph" style:parent-style-name="CV_20_Table_20_Entry">
      <style:text-properties officeooo:rsid="019f9ef2" officeooo:paragraph-rsid="01a0ce72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officeooo:paragraph-rsid="00550d27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officeooo:paragraph-rsid="007c9df1"/>
    </style:style>
    <style:style style:name="P29" style:family="paragraph" style:parent-style-name="CV_20_Table_20_Entry">
      <style:text-properties officeooo:rsid="01964794" officeooo:paragraph-rsid="01964794"/>
    </style:style>
    <style:style style:name="P30" style:family="paragraph" style:parent-style-name="CV_20_Table_20_Entry">
      <style:text-properties officeooo:rsid="01a452df" officeooo:paragraph-rsid="01a452df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18fdd69" style:language-asian="zxx" style:country-asian="none" style:language-complex="zxx" style:country-complex="none"/>
    </style:style>
    <style:style style:name="T11" style:family="text">
      <style:text-properties fo:language="en" fo:country="US" officeooo:rsid="01964794" style:language-asian="zxx" style:country-asian="none" style:language-complex="zxx" style:country-complex="none"/>
    </style:style>
    <style:style style:name="T12" style:family="text">
      <style:text-properties fo:language="en" fo:country="US" officeooo:rsid="019a1b0a" style:language-asian="zxx" style:country-asian="none" style:language-complex="zxx" style:country-complex="none"/>
    </style:style>
    <style:style style:name="T13" style:family="text">
      <style:text-properties fo:language="en" fo:country="US" officeooo:rsid="019b53ac" style:language-asian="zxx" style:country-asian="none" style:language-complex="zxx" style:country-complex="none"/>
    </style:style>
    <style:style style:name="T14" style:family="text">
      <style:text-properties fo:language="en" fo:country="US" officeooo:rsid="019f9519" style:language-asian="zxx" style:country-asian="none" style:language-complex="zxx" style:country-complex="none"/>
    </style:style>
    <style:style style:name="T15" style:family="text">
      <style:text-properties fo:language="en" fo:country="US" officeooo:rsid="01a43fbc" style:language-asian="zxx" style:country-asian="none" style:language-complex="zxx" style:country-complex="none"/>
    </style:style>
    <style:style style:name="T16" style:family="text">
      <style:text-properties officeooo:rsid="005707f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23d47" style:font-weight-asian="normal" style:font-weight-complex="normal"/>
    </style:style>
    <style:style style:name="T19" style:family="text">
      <style:text-properties fo:font-weight="normal" officeooo:rsid="00641b00" style:font-weight-asian="normal" style:font-weight-complex="normal"/>
    </style:style>
    <style:style style:name="T20" style:family="text">
      <style:text-properties officeooo:rsid="006eb873"/>
    </style:style>
    <style:style style:name="T21" style:family="text">
      <style:text-properties fo:color="#000000" loext:opacity="100%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3" style:family="text">
      <style:text-properties fo:color="#000000" loext:opacity="100%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4" style:family="text">
      <style:text-properties fo:color="#000000" loext:opacity="100%" style:font-name="Candara" fo:font-size="9pt" fo:font-style="normal" officeooo:rsid="005035a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5" style:family="text">
      <style:text-properties fo:color="#000000" loext:opacity="100%" style:font-name="Candara" fo:font-size="9pt" fo:font-style="normal" officeooo:rsid="006866c2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6" style:family="text">
      <style:text-properties fo:color="#000000" loext:opacity="100%" style:font-name="Candara" fo:font-size="9pt" fo:font-style="normal" officeooo:rsid="016f5402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7" style:family="text">
      <style:text-properties fo:color="#000000" loext:opacity="100%" style:font-name="Candara" fo:font-size="9pt" fo:font-style="normal" officeooo:rsid="00550d2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8" style:family="text">
      <style:text-properties fo:color="#000000" loext:opacity="100%" style:font-name="Candara" fo:font-size="9pt" fo:font-style="normal" officeooo:rsid="0051e7e6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9" style:family="text">
      <style:text-properties fo:color="#000000" loext:opacity="100%" style:font-name="Candara" fo:font-size="9pt" fo:font-style="normal" officeooo:rsid="01a25b66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30" style:family="text">
      <style:text-properties fo:color="#000000" loext:opacity="100%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1" style:family="text">
      <style:text-properties fo:color="#000000" loext:opacity="100%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2" style:family="text">
      <style:text-properties fo:color="#000000" loext:opacity="100%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3" style:family="text">
      <style:text-properties fo:color="#000000" loext:opacity="100%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4" style:family="text">
      <style:text-properties fo:color="#000000" loext:opacity="100%" style:font-name="DejaVu Sans1" fo:font-size="9pt" fo:font-style="normal" officeooo:rsid="01a25b66" style:font-name-asian="DejaVu Sans1" style:font-size-asian="9pt" style:font-style-asian="normal" style:font-name-complex="DejaVu Sans1" style:font-size-complex="9pt" style:font-style-complex="normal"/>
    </style:style>
    <style:style style:name="T35" style:family="text">
      <style:text-properties officeooo:rsid="0072f6c3"/>
    </style:style>
    <style:style style:name="T36" style:family="text">
      <style:text-properties style:use-window-font-color="true" loext:opacity="0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7" style:family="text">
      <style:text-properties style:use-window-font-color="true" loext:opacity="0%" style:text-position="super 58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8" style:family="text">
      <style:text-properties officeooo:rsid="007e56f9"/>
    </style:style>
    <style:style style:name="T39" style:family="text">
      <style:text-properties fo:language="en" fo:country="GB"/>
    </style:style>
    <style:style style:name="T40" style:family="text">
      <style:text-properties officeooo:rsid="007f64e9"/>
    </style:style>
    <style:style style:name="T41" style:family="text">
      <style:text-properties officeooo:rsid="016dfbce"/>
    </style:style>
    <style:style style:name="T42" style:family="text">
      <style:text-properties officeooo:rsid="0176454b"/>
    </style:style>
    <style:style style:name="T43" style:family="text">
      <style:text-properties fo:font-size="7pt" fo:font-style="italic" style:font-size-asian="7pt" style:font-style-asian="italic" style:font-size-complex="7pt" style:font-style-complex="italic"/>
    </style:style>
    <style:style style:name="T44" style:family="text">
      <style:text-properties officeooo:rsid="018ba244"/>
    </style:style>
    <style:style style:name="T45" style:family="text">
      <style:text-properties officeooo:rsid="018e819f"/>
    </style:style>
    <style:style style:name="T46" style:family="text">
      <style:text-properties officeooo:rsid="018fdd69"/>
    </style:style>
    <style:style style:name="T47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8fdd69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8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a7e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9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e94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50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8434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51" style:family="text">
      <style:text-properties officeooo:rsid="0190a89f"/>
    </style:style>
    <style:style style:name="T52" style:family="text">
      <style:text-properties officeooo:rsid="019312b2"/>
    </style:style>
    <style:style style:name="T53" style:family="text">
      <style:text-properties officeooo:rsid="0193d622"/>
    </style:style>
    <style:style style:name="T54" style:family="text">
      <style:text-properties officeooo:rsid="0194a7e3"/>
    </style:style>
    <style:style style:name="T55" style:family="text">
      <style:text-properties officeooo:rsid="0194e943"/>
    </style:style>
    <style:style style:name="T56" style:family="text">
      <style:text-properties officeooo:rsid="01964794"/>
    </style:style>
    <style:style style:name="T57" style:family="text">
      <style:text-properties officeooo:rsid="01984344"/>
    </style:style>
    <style:style style:name="T58" style:family="text">
      <style:text-properties officeooo:rsid="019a1b0a"/>
    </style:style>
    <style:style style:name="T59" style:family="text">
      <style:text-properties officeooo:rsid="019d293b"/>
    </style:style>
    <style:style style:name="T60" style:family="text">
      <style:text-properties officeooo:rsid="01a0ce72"/>
    </style:style>
    <style:style style:name="T61" style:family="text">
      <style:text-properties officeooo:rsid="01a25b66"/>
    </style:style>
    <style:style style:name="T62" style:family="text">
      <style:text-properties style:text-position="super 58%"/>
    </style:style>
    <style:style style:name="T63" style:family="text">
      <style:text-properties style:text-position="super 58%" officeooo:rsid="01a25b66"/>
    </style:style>
    <style:style style:name="T64" style:family="text">
      <style:text-properties officeooo:rsid="01a43fbc"/>
    </style:style>
    <style:style style:name="T65" style:family="text">
      <style:text-properties officeooo:rsid="01a52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Alexei Znamensky</text:p>
      <text:p text:style-name="P9"/>
      <text:p text:style-name="P27"><text:span text:style-name="T24">+</text:span><text:span text:style-name="T25">64</text:span><text:span text:style-name="T24"> </text:span><text:span text:style-name="T25">2</text:span><text:span text:style-name="T26">1 2263375</text:span><text:span text:style-name="T24"> | russoz</text:span><text:span text:style-name="T34"> </text:span><text:span text:style-name="T29">at</text:span><text:span text:style-name="T34"> </text:span><text:span text:style-name="T24">gmail.com</text:span></text:p>
      <text:p text:style-name="P28"><text:span text:style-name="T25">https://linkedin.com/in/alexeiz</text:span><text:span text:style-name="T24"> </text:span><text:span text:style-name="T27">| </text:span><text:span text:style-name="T28">https://github.com/russoz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Objective</text:p>
          </table:table-cell>
          <table:table-cell table:style-name="Table1.B1" office:value-type="string">
            <text:p text:style-name="CV_20_Table_20_Entry"><text:span text:style-name="T45">To disrupt, </text:span><text:span text:style-name="T46">t</text:span>o innovate, to dismantle existing business processes <text:span text:style-name="T46">and build them again</text:span>, to <text:span text:style-name="T49">devise</text:span> <text:span text:style-name="T49">solutions</text:span> that will actually <text:span text:style-name="T48">make a difference for</text:span> customers. <text:span text:style-name="T54">Automate all things!</text:span></text:p>
          </table:table-cell>
        </table:table-row>
        <table:table-row table:style-name="Table1.2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" office:value-type="string">
            <text:p text:style-name="CV_20_Table_20_Sub-Title"/>
          </table:table-cell>
          <table:table-cell table:style-name="Table1.B4" office:value-type="string">
            <text:p text:style-name="P22">Assessing solution architecture in projects, focus<text:span text:style-name="T60">ed</text:span> on automation</text:p>
            <text:p text:style-name="CV_20_Table_20_Entry">Designing, improving &amp; automating build, test and deployment processes</text:p>
            <text:p text:style-name="CV_20_Table_20_Entry">Advanced experience with Ansible</text:p>
            <text:p text:style-name="P16">Advanced experience with <text:span text:style-name="T60">P</text:span>ython &amp; <text:span text:style-name="T60">B</text:span>ash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P29">Intermediate experience with Agile methodologies</text:p>
            <text:p text:style-name="P18">Basic experience with Terraform</text:p>
            <text:p text:style-name="CV_20_Table_20_Entry">Basic experience with AWS management</text:p>
            <text:p text:style-name="P15">Automation of first-response to incidents with <text:span text:style-name="T44">self-</text:span>remediation systems</text:p>
            <text:p text:style-name="P15">Large experience in troubleshooting</text:p>
            <text:p text:style-name="P15">Experience in teaching technical courses since 1998</text:p>
          </table:table-cell>
        </table:table-row>
        <table:table-row table:style-name="Table1.5">
          <table:table-cell table:style-name="Table1.A2" office:value-type="string">
            <text:p text:style-name="CV_20_Table_20_Sub-Title">Languages</text:p>
          </table:table-cell>
          <table:table-cell table:style-name="Table1.B4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8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30">(</text:span><text:span text:style-name="T31">Highlights only, f</text:span><text:span text:style-name="T30">ull listing at</text:span><text:span text:style-name="T32"> </text:span><text:a xlink:type="simple" xlink:href="https://linkedin.com/in/alexeiz" text:style-name="Internet_20_link" text:visited-style-name="Visited_20_Internet_20_Link"><text:span text:style-name="T43">Linkedin</text:span></text:a><text:span text:style-name="T33">)</text:span></text:p>
          </table:table-cell>
        </table:table-row>
        <table:table-row table:style-name="Table1.8">
          <table:table-cell table:style-name="Table1.A2" office:value-type="string">
            <text:p text:style-name="P6">timbre Digital</text:p>
            <text:p text:style-name="P21">IT Architect</text:p>
            <text:p text:style-name="P21">Jun/2022 – Current</text:p>
            <text:p text:style-name="P21"/>
            <text:p text:style-name="CV_20_Table_20_Sub-Title">Automation Manager<text:line-break/><text:span text:style-name="T42">Mar/2021 – </text:span><text:span text:style-name="T58">Jun/2022</text:span></text:p>
            <text:p text:style-name="CV_20_Table_20_Sub-Title"/>
            <text:p text:style-name="CV_20_Table_20_Sub-Title">Delivery Services Engineer</text:p>
            <text:p text:style-name="CV_20_Table_20_Sub-Title"><text:span text:style-name="T23">Feb/2017</text:span><text:span text:style-name="T22"> – </text:span><text:span text:style-name="T21">Mar/2021</text:span></text:p>
            <text:p text:style-name="P11">Auckland, NEW ZEALAND</text:p>
          </table:table-cell>
          <table:table-cell table:style-name="Table1.B4" office:value-type="string">
            <text:p text:style-name="P23"><text:span text:style-name="T9">Solution Architect for a number of projects. F</text:span><text:span text:style-name="T12">ocus </text:span><text:span text:style-name="T9">in</text:span><text:span text:style-name="T12"> Automation, CI/CD </text:span><text:span text:style-name="T9">&amp; I</text:span><text:span text:style-name="T12">ntegration</text:span><text:span text:style-name="T9">s</text:span><text:span text:style-name="T12">. </text:span></text:p>
            <text:p text:style-name="P17"/>
            <text:p text:style-name="P20"><text:span text:style-name="T13">Created a</text:span><text:span text:style-name="T10">utomat</text:span><text:span text:style-name="T12">ed</text:span><text:span text:style-name="T10"> processes to support the growing business opportunities in the company, mostly using Ansible. </text:span><text:span text:style-name="T13">Designed and developed an event-driven self-remediation system to improve Incident Management</text:span><text:span text:style-name="T10">. </text:span><text:span text:style-name="T47">Advisory</text:span><text:span text:style-name="T10"> role in </text:span><text:span text:style-name="T11">process automation to </text:span><text:span text:style-name="T10">many different teams of the Infrastructure area.</text:span></text:p>
            <text:p text:style-name="P17"/>
            <text:p text:style-name="CV_20_Table_20_Entry"><text:span text:style-name="T9">R</text:span>esponsible for continuously improving business and technical processes within the IT <text:span text:style-name="T9">Services Group</text:span> by <text:span text:style-name="T39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14">Pa</text:span><text:span text:style-name="T9">rt of </text:span><text:span text:style-name="T15">the Delivery Services team, r</text:span>esponsible for providing <text:span text:style-name="T64">and maintaining both </text:span>tools and processes for the build and deployment process at global scale. Mostly using Atlassian stack plus a number of in-house developed python applications.</text:p>
          </table:table-cell>
        </table:table-row>
        <table:table-row table:style-name="Table1.9">
          <table:table-cell table:style-name="Table1.A2" office:value-type="string">
            <text:p text:style-name="P6">Movile</text:p>
            <text:p text:style-name="CV_20_Table_20_Sub-Title">Reliability Manager</text:p>
            <text:p text:style-name="CV_20_Table_20_Sub-Title"><text:span text:style-name="T5">Campinas, </text:span><text:span text:style-name="T6">BRAZIL</text:span></text:p>
            <text:p text:style-name="CV_20_Table_20_Sub-Title"><text:span text:style-name="T17">Oct/2012 – </text:span><text:span text:style-name="T19">Sep</text:span><text:span text:style-name="T18">/201</text:span><text:span text:style-name="T19">6</text:span></text:p>
            <text:p text:style-name="P24"/>
            <text:p text:style-name="CV_20_Table_20_Sub-Title"><text:span text:style-name="T8">Buenos Aires, </text:span><text:span text:style-name="T7">ARGENTINA</text:span></text:p>
            <text:p text:style-name="CV_20_Table_20_Sub-Title">Apr/2014 - Apr/2016</text:p>
          </table:table-cell>
          <table:table-cell table:style-name="Table1.B4" office:value-type="string">
            <text:p text:style-name="CV_20_Table_20_Entry"><text:span text:style-name="T58">L</text:span>everag<text:span text:style-name="T58">ed</text:span>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0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4" office:value-type="string">
            <text:p text:style-name="CV_20_Table_20_Entry">Provided consulting services for a number of different clients, primarily on BPM solutions, <text:span text:style-name="T56">ranging from analyzing processes to deploying, configuring and troubleshooting I</text:span>BM Business Process Manager and its underlying WebSphere Application Server infrastructure.</text:p>
          </table:table-cell>
        </table:table-row>
        <table:table-row table:style-name="Table1.11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4" office:value-type="string">
            <text:p text:style-name="CV_20_Table_20_Entry">Worked in a handful different projects, eventually leading the administration team in some. <text:span text:style-name="T59">M</text:span>aintain<text:span text:style-name="T59">ed</text:span>, buil<text:span text:style-name="T59">t</text:span> and deploy<text:span text:style-name="T59">ed</text:span> J2EE applications, providing level 3 support for IBM off-shore projects using IBM WAS v5.x &amp; v6.x, Portal Server v6.x, along with dev<text:span text:style-name="T59">elopers</text:span> and content teams in Brazil, USA, India and Europe.</text:p>
          </table:table-cell>
        </table:table-row>
        <table:table-row table:style-name="Table1.12">
          <table:table-cell table:style-name="Table1.A2" office:value-type="string">
            <text:p text:style-name="P6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4" office:value-type="string">
            <text:p text:style-name="CV_20_Table_20_Entry">Systems, Networking &amp; Security Administrator <text:span text:style-name="T59">(</text:span>Solaris, IRIX, Linux and AIX<text:span text:style-name="T59">). </text:span>Unix Instructor.</text:p>
            <text:p text:style-name="CV_20_Table_20_Entry">Intern – Parallel Computing Development</text:p>
          </table:table-cell>
        </table:table-row>
        <table:table-row table:style-name="Table1.13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4">
          <table:table-cell table:style-name="Table1.A14" office:value-type="string">
            <text:p text:style-name="CV_20_Table_20_Title">Communities</text:p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5">
          <table:table-cell table:style-name="Table1.A14" office:value-type="string">
            <text:p text:style-name="P5">Ansible Collections</text:p>
            <text:p text:style-name="P5">Community General<text:line-break/>since <text:span text:style-name="T9">Oct</text:span>/2020</text:p>
          </table:table-cell>
          <table:table-cell table:style-name="Table1.B2" office:value-type="string">
            <text:p text:style-name="P19">Member of the Ansible Steering Committee since April 2022</text:p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42">for the collection</text:span>, active committer since 2020, <text:span text:style-name="T65">author and/or </text:span><text:span text:style-name="T42">m</text:span>aintainer of <text:span text:style-name="T65">multiple</text:span> modules.</text:p>
            <text:p text:style-name="CV_20_Table_20_Entry"><text:span text:style-name="T42">Author of </text:span>helper util<text:span text:style-name="T51">it</text:span><text:span text:style-name="T57">ies</text:span> to reduce boilerplate coding for module developers.</text:p>
            <text:p text:style-name="CV_20_Table_20_Entry"><text:span text:style-name="T57">Cleaned up </text:span>ignored validation errors <text:span text:style-name="T57">in community.general </text:span>from <text:span text:style-name="T42">1000+</text:span> to <text:span text:style-name="T50">less than 30</text:span>.</text:p>
          </table:table-cell>
        </table:table-row>
        <text:soft-page-break/>
        <table:table-row table:style-name="Table1.16">
          <table:table-cell table:style-name="Table1.A14" office:value-type="string">
            <text:p text:style-name="CV_20_Table_20_Sub-Title">S<text:span text:style-name="T20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" office:value-type="string">
            <text:p text:style-name="CV_20_Table_20_Entry"><text:span text:style-name="T41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40">few</text:span> Perl modules, at <text:a xlink:type="simple" xlink:href="http://metacpan.org/author/RUSSOZ" text:style-name="Internet_20_link" text:visited-style-name="Visited_20_Internet_20_Link"><text:span text:style-name="T4">http://</text:span>metacpan.org/author/RUSSOZ</text:a></text:p>
          </table:table-cell>
        </table:table-row>
        <table:table-row table:style-name="Table1.17">
          <table:table-cell table:style-name="Table1.A14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" office:value-type="string">
            <text:p text:style-name="CV_20_Table_20_Entry"><text:span text:style-name="T16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able:table-row table:style-name="Table1.18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9">
          <table:table-cell table:style-name="Table1.A2" office:value-type="string">
            <text:p text:style-name="CV_20_Table_20_Title">Certifications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0">
          <table:table-cell table:style-name="Table1.A2" office:value-type="string">
            <text:p text:style-name="P13"/>
          </table:table-cell>
          <table:table-cell table:style-name="Table1.B4" office:value-type="string">
            <text:p text:style-name="P30">ITIL 4 Foundation Certificate in IT Service Management, February 7<text:span text:style-name="T62">th</text:span> 2025 (GR671741496AZ)</text:p>
            <text:p text:style-name="P26">Oracle Cloud Infrastructure 202<text:span text:style-name="T60">4</text:span> <text:span text:style-name="T60">Architect </text:span>Associate, <text:span text:style-name="T61">July 5</text:span><text:span text:style-name="T63">th</text:span><text:span text:style-name="T61"> 2024</text:span></text:p>
            <text:p text:style-name="P25">Oracle Cloud Infrastructure 2023 Foundations Associate, <text:span text:style-name="T61">December 6</text:span><text:span text:style-name="T63">th</text:span><text:span text:style-name="T61"> 2023</text:span></text:p>
            <text:p text:style-name="CV_20_Table_20_Entry">IBM Certified System Administrator – WAS ND 6.0, November 29<text:span text:style-name="T62">th</text:span> 2005 <text:s/></text:p>
            <text:p text:style-name="CV_20_Table_20_Entry">Sun Certified Web Component Dev<text:span text:style-name="T38">eloper</text:span> for J2EE 1.3,<text:span text:style-name="T36"> March 19</text:span><text:span text:style-name="T37">th</text:span><text:span text:style-name="T36"> 2004</text:span></text:p>
            <text:p text:style-name="CV_20_Table_20_Entry">Sun Certified Java Programmer for Java 1.4,<text:span text:style-name="T36"> July 31</text:span><text:span text:style-name="T37">st</text:span><text:span text:style-name="T36"> 2003</text:span></text:p>
            <text:p text:style-name="CV_20_Table_20_Entry">Linux Professional Institute Certification Level 2,<text:span text:style-name="T36"> June 30</text:span><text:span text:style-name="T37">th</text:span><text:span text:style-name="T36"> 2003 (LPI000022682, 97fgfk3m5a)</text:span></text:p>
            <text:p text:style-name="CV_20_Table_20_Entry">Linux Professional Institute Certification Level 1,<text:span text:style-name="T36"> October 23</text:span><text:span text:style-name="T37">rd</text:span><text:span text:style-name="T36"> 2002 (LPI000022682, 4mmh2lw3lg)</text:span></text:p>
          </table:table-cell>
        </table:table-row>
        <table:table-row table:style-name="Table1.2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22">
          <table:table-cell table:style-name="Table1.A2" office:value-type="string">
            <text:p text:style-name="CV_20_Table_20_Title">Education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3">
          <table:table-cell table:style-name="Table1.A2" office:value-type="string">
            <text:p text:style-name="CV_20_Table_20_Sub-Title">Graduated</text:p>
            <text:p text:style-name="CV_20_Table_20_Sub-Title">Dec 2009</text:p>
          </table:table-cell>
          <table:table-cell table:style-name="Table1.B4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, <text:span text:style-name="T55">BRAZIL</text:span></text:p>
          </table:table-cell>
        </table:table-row>
        <table:table-row table:style-name="Table1.24">
          <table:table-cell table:style-name="Table1.A2" office:value-type="string">
            <text:p text:style-name="CV_20_Table_20_Sub-Title">Not completed</text:p>
          </table:table-cell>
          <table:table-cell table:style-name="Table1.B4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, <text:span text:style-name="T55">BRAZIL</text:span></text:p>
          </table:table-cell>
        </table:table-row>
        <table:table-row table:style-name="Table1.25">
          <table:table-cell table:style-name="Table1.A25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5" office:value-type="string">
            <text:p text:style-name="CV_20_Table_20_Entry">Colégio Marista de Brasília</text:p>
            <text:p text:style-name="CV_20_Table_20_Entry">Brasília, DF, <text:span text:style-name="T55">BRAZIL</text:span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7">
          <table:table-cell table:style-name="Table1.A27" office:value-type="string">
            <text:p text:style-name="CV_20_Table_20_Title">Other Interests</text:p>
          </table:table-cell>
          <table:table-cell table:style-name="Table1.B27" office:value-type="string">
            <text:p text:style-name="CV_20_Table_20_Entry"><text:span text:style-name="T52">L</text:span>anguages, etymology, humans, consciousness, archery, teaching, sailing, history, geography, philosophy, music, automation, open source, robots, <text:span text:style-name="T35">sci-fi, WWII, </text:span><text:span text:style-name="T52">space travel, time travel</text:span><text:span text:style-name="T35">. </text:span>Not necessarily in that order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loext:opacity="0%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" style:font-family-asian="'DejaVu Sans'" style:font-pitch-asian="variable" style:font-size-asian="9pt" style:language-asian="zxx" style:country-asian="none" style:font-style-asian="normal" style:font-name-complex="DejaVu Sans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45" text:date-value="2025-11-04T23:27:02.017151559">4. Nov. 2025</text:dat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ei Znamensky</meta:initial-creator>
    <meta:creation-date>2008-11-28T20:23:56</meta:creation-date>
    <dc:date>2025-11-04T23:26:53.708942582</dc:date>
    <meta:editing-cycles>153</meta:editing-cycles>
    <meta:editing-duration>P5DT18H51M49S</meta:editing-duration>
    <meta:generator>LibreOffice/24.2.7.2$Linux_X86_64 LibreOffice_project/420$Build-2</meta:generator>
    <meta:document-statistic meta:table-count="1" meta:image-count="0" meta:object-count="0" meta:page-count="2" meta:paragraph-count="105" meta:word-count="795" meta:character-count="5935" meta:non-whitespace-character-count="5229"/>
    <meta:user-defined meta:name="Info 1"/>
    <meta:user-defined meta:name="Info 2"/>
    <meta:user-defined meta:name="Info 3"/>
    <meta:user-defined meta:name="Info 4"/>
  </office:meta>
</office:document-meta>
</file>